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2" svg:font-family="'Lohit Hindi'"/>
    <style:font-face style:name="Book Antiqua" svg:font-family="'Book Antiqua'" style:font-pitch="variable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Tahoma" svg:font-family="Tahoma" style:font-pitch="variable"/>
    <style:font-face style:name="Verdana" svg:font-family="Verdan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MS Serif" svg:font-family="'MS Serif', 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/>
      <style:text-properties style:font-name="Calibri" fo:font-size="12pt" style:font-size-asian="12pt" style:font-name-complex="Calibri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ibri" fo:font-size="12pt" style:font-size-asian="12pt" style:font-name-complex="Calibri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Calibri" fo:font-size="12pt" fo:font-weight="bold" style:font-size-asian="12pt" style:font-weight-asian="bold" style:font-name-complex="Calibri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2pt" fo:font-weight="bold" style:font-size-asian="12pt" style:font-weight-asian="bold" style:font-name-complex="Calibri" style:font-size-complex="12pt"/>
    </style:style>
    <style:style style:name="P7" style:family="paragraph" style:parent-style-name="Standard">
      <style:paragraph-properties fo:margin-left="3.81cm" fo:margin-right="0cm" fo:line-height="150%" fo:text-align="justify" style:justify-single-word="false" fo:text-indent="0cm" style:auto-text-indent="false"/>
    </style:style>
    <style:style style:name="P8" style:family="paragraph" style:parent-style-name="Standard" style:master-page-name="Standard">
      <style:paragraph-properties fo:line-height="150%" fo:text-align="justify" style:justify-single-word="false" style:page-number="auto"/>
    </style:style>
    <style:style style:name="T1" style:family="text">
      <style:text-properties style:font-name="Calibri" fo:font-size="12pt" style:font-size-asian="12pt" style:font-name-complex="Calibri" style:font-size-complex="12pt"/>
    </style:style>
    <style:style style:name="T2" style:family="text">
      <style:text-properties style:font-name="Calibri" fo:font-size="12pt" officeooo:rsid="000967af" style:font-size-asian="12pt" style:font-name-complex="Calibri" style:font-size-complex="12pt"/>
    </style:style>
    <style:style style:name="T3" style:family="text">
      <style:text-properties style:font-name="Calibri" fo:font-size="12pt" fo:font-weight="bold" style:font-size-asian="12pt" style:font-weight-asian="bold" style:font-name-complex="Calibri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2" svg:font-family="'Lohit Hindi'"/>
    <style:font-face style:name="Book Antiqua" svg:font-family="'Book Antiqua'" style:font-pitch="variable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Tahoma" svg:font-family="Tahoma" style:font-pitch="variable"/>
    <style:font-face style:name="Verdana" svg:font-family="Verdan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MS Serif" svg:font-family="'MS Serif', 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MS Serif" fo:font-family="'MS Serif', Cambria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>
        <style:tab-stops>
          <style:tab-stop style:position="2cm"/>
          <style:tab-stop style:position="3.588cm"/>
          <style:tab-stop style:position="5.175cm"/>
          <style:tab-stop style:position="6.763cm"/>
          <style:tab-stop style:position="8.35cm"/>
          <style:tab-stop style:position="9.938cm"/>
          <style:tab-stop style:position="11.525cm"/>
          <style:tab-stop style:position="13.113cm"/>
          <style:tab-stop style:position="14.7cm"/>
        </style:tab-stops>
      </style:paragraph-properties>
      <style:text-properties style:font-name="Book Antiqua" fo:font-family="'Book Antiqua'" style:font-pitch="variable" fo:font-size="13pt" style:font-size-asian="13pt" style:font-name-complex="Book Antiqua" style:font-family-complex="'Book Antiqua'" style:font-pitch-complex="variable" style:font-size-complex="13pt"/>
    </style:style>
    <style:style style:name="List" style:family="paragraph" style:parent-style-name="Text_20_body" style:class="list">
      <style:text-properties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>
        <style:tab-stops>
          <style:tab-stop style:position="4.001cm"/>
        </style:tab-stops>
      </style:paragraph-properties>
      <style:text-properties style:font-name="Book Antiqua" fo:font-family="'Book Antiqua'" style:font-pitch="variable" fo:font-size="13pt" fo:letter-spacing="0.028cm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3pt" style:font-weight-asian="bold" style:font-name-complex="Book Antiqua" style:font-family-complex="'Book Antiqua'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justify" style:justify-single-word="false" fo:keep-with-next="always">
        <style:tab-stops>
          <style:tab-stop style:position="4.001cm"/>
        </style:tab-stops>
      </style:paragraph-properties>
      <style:text-properties style:font-name="Book Antiqua" fo:font-family="'Book Antiqua'" style:font-pitch="variable" fo:font-size="12pt" fo:letter-spacing="0.028cm" style:font-size-asian="12pt" style:font-name-complex="Book Antiqua" style:font-family-complex="'Book Antiqua'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24cm" fo:margin-right="0cm" fo:text-indent="0cm" style:auto-text-indent="false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249cm" fo:margin-right="0cm" fo:text-indent="0cm" style:auto-text-indent="false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249cm" fo:margin-right="0cm" fo:text-indent="0cm" style:auto-text-indent="false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1.249cm" fo:margin-right="0cm" fo:text-indent="0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249cm" fo:margin-right="0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249cm" fo:margin-right="0cm" fo:text-indent="0cm" style:auto-text-indent="false"/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/>
    <style:style style:name="citação" style:family="paragraph" style:parent-style-name="Standard">
      <style:paragraph-properties fo:margin-left="2cm" fo:margin-right="0.76cm" fo:text-align="justify" style:justify-single-word="false" fo:text-indent="0cm" style:auto-text-indent="false">
        <style:tab-stops>
          <style:tab-stop style:position="4.001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fo:font-size="11.5pt" fo:letter-spacing="0.028cm" style:font-size-asian="11.5pt" style:font-name-complex="Times New Roman" style:font-family-complex="'Times New Roman'" style:font-family-generic-complex="roman" style:font-pitch-complex="variable"/>
    </style:style>
    <style:style style:name="Estilo2" style:family="paragraph" style:parent-style-name="citação">
      <style:text-properties fo:font-size="11.5pt" style:font-size-asian="11.5pt"/>
    </style:style>
    <style:style style:name="citação2" style:family="paragraph" style:parent-style-name="citação">
      <style:paragraph-properties fo:margin-left="4.001cm" fo:margin-right="0cm" fo:line-height="115%" fo:text-indent="0cm" style:auto-text-indent="false"/>
      <style:text-properties style:font-name="Book Antiqua" fo:font-family="'Book Antiqua'" style:font-pitch="variable" fo:font-size="12pt" style:font-size-asian="12pt" style:font-name-complex="Book Antiqua" style:font-family-complex="'Book Antiqua'" style:font-pitch-complex="variable"/>
    </style:style>
    <style:style style:name="parágrafo" style:family="paragraph" style:parent-style-name="Standard">
      <style:paragraph-properties fo:line-height="115%" fo:text-align="justify" style:justify-single-word="false" fo:orphans="0" fo:widows="0">
        <style:tab-stops>
          <style:tab-stop style:position="0cm"/>
          <style:tab-stop style:position="1.499cm"/>
          <style:tab-stop style:position="3cm"/>
          <style:tab-stop style:position="4.501cm"/>
          <style:tab-stop style:position="6.003cm"/>
          <style:tab-stop style:position="7.504cm"/>
          <style:tab-stop style:position="9.003cm"/>
          <style:tab-stop style:position="10.504cm"/>
          <style:tab-stop style:position="12.005cm"/>
          <style:tab-stop style:position="13.506cm"/>
          <style:tab-stop style:position="15.007cm"/>
          <style:tab-stop style:position="16.506cm"/>
        </style:tab-stops>
      </style:paragraph-properties>
      <style:text-properties style:font-name="Times New Roman" fo:font-family="'Times New Roman'" style:font-family-generic="roman" style:font-pitch="variable" fo:font-size="13pt" fo:letter-spacing="-0.005cm" style:font-size-asian="13pt" style:font-name-complex="Times New Roman" style:font-family-complex="'Times New Roman'" style:font-family-generic-complex="roman" style:font-pitch-complex="variable"/>
    </style:style>
    <style:style style:name="Lista_20_Colorida_20_-_20_Ênfase_20_11" style:display-name="Lista Colorida - Ênfase 1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pitch="variable" fo:font-size="11pt" style:font-name-asian="Calibri" style:font-family-asian="Calibri" style:font-pitch-asian="variable" style:font-size-asian="11pt" style:font-name-complex="Calibri" style:font-family-complex="Calibri" style:font-pitch-complex="variable" style:font-size-complex="11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List_20_Bullet" style:display-name="List Bullet" style:family="paragraph" style:parent-style-name="Standard" style:list-style-name="WW8Num2">
      <style:paragraph-properties fo:margin-top="0cm" fo:margin-bottom="0cm" style:contextual-spacing="true"/>
    </style:style>
    <style:style style:name="Medium_20_List_20_2_20_-_20_Accent_20_4" style:display-name="Medium List 2 - Accent 4" style:family="paragraph" style:parent-style-name="Standard">
      <style:paragraph-properties fo:margin-left="1.249cm" fo:margin-right="0cm" fo:text-indent="0cm" style:auto-text-indent="false"/>
    </style:style>
    <style:style style:name="Colorful_20_Shading_20_-_20_Accent_20_3" style:display-name="Colorful Shading - Accent 3" style:family="paragraph" style:parent-style-name="Standard">
      <style:paragraph-properties fo:margin-left="1.249cm" fo:margin-right="0cm" fo:text-indent="0cm" style:auto-text-indent="false"/>
    </style:style>
    <style:style style:name="Light_20_Grid_20_-_20_Accent_20_3" style:display-name="Light Grid - Accent 3" style:family="paragraph" style:parent-style-name="Standard">
      <style:paragraph-properties fo:margin-left="1.249cm" fo:margin-right="0cm" fo:text-indent="0cm" style:auto-text-indent="false"/>
    </style:style>
    <style:style style:name="Medium_20_Grid_20_1_20_-_20_Accent_20_2" style:display-name="Medium Grid 1 - Accent 2" style:family="paragraph" style:parent-style-name="Standard">
      <style:paragraph-properties fo:margin-left="1.249cm" fo:margin-right="0cm" fo:text-indent="0cm" style:auto-text-indent="false"/>
    </style:style>
    <style:style style:name="Colorful_20_List_20_-_20_Accent_20_1" style:display-name="Colorful List - Accent 1" style:family="paragraph" style:parent-style-name="Standard">
      <style:paragraph-properties fo:margin-left="1.249cm" fo:margin-right="0cm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style:font-name="Cambria" fo:font-family="Cambria" style:font-pitch="variable" fo:font-size="12pt" style:font-name-asian="ＭＳ 明朝" style:font-family-asian="'ＭＳ 明朝'" style:font-pitch-asian="variable" style:font-size-asian="12pt" style:language-asian="ja" style:country-asian="JP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/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alibri" fo:font-family="Calibri" style:font-pitch="variable" style:font-name-complex="Calibri" style:font-family-complex="Calibri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Calibri" fo:font-family="Calibri" style:font-pitch="variable" fo:font-size="12pt" fo:font-style="normal" fo:font-weight="normal" style:font-size-asian="12pt" style:font-style-asian="normal" style:font-weight-asian="normal" style:font-name-complex="Calibri" style:font-family-complex="Calibri" style:font-pitch-complex="variable" style:font-size-complex="12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5z0" style:family="text"/>
    <style:style style:name="WW8Num16z0" style:family="text"/>
    <style:style style:name="WW8Num17z0" style:family="text">
      <style:text-properties style:font-name="MS Serif" fo:font-family="'MS Serif', Cambria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0" style:family="text">
      <style:text-properties fo:font-weight="bold" style:font-weight-asian="bold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weight="bold" style:font-weight-asian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Cambria" fo:font-family="Cambria" style:font-pitch="variable" fo:font-size="12pt" fo:font-weight="bold" style:font-size-asian="12pt" style:font-weight-asian="bold" style:font-name-complex="Cambria" style:font-family-complex="Cambria" style:font-pitch-complex="variable" style:font-size-complex="12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25% 100%" fo:font-size="8pt" style:font-size-asian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elaconteudo1" style:family="text">
      <style:text-properties fo:color="#002672" style:font-name="Verdana" fo:font-family="Verdana" style:font-pitch="variable" fo:font-size="8.5pt" fo:background-color="transparent" style:font-size-asian="8.5pt" style:font-name-complex="Verdana" style:font-family-complex="Verdana" style:font-pitch-complex="variable" style:font-size-complex="8.5pt"/>
    </style:style>
    <style:style style:name="apple-style-span" style:family="text" style:parent-style-name="Default_20_Paragraph_20_Font"/>
    <style:style style:name="pp-headline-ite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posttip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0.3cm" fo:margin-left="3.801cm" fo:margin-right="2.1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mbargos à Execução</dc:title>
    <meta:initial-creator>Caio Pockrandt Gregorio da Silva</meta:initial-creator>
    <meta:creation-date>2014-07-15T10:58:00</meta:creation-date>
    <dc:date>2014-07-15T21:21:38.706717900</dc:date>
    <meta:print-date>2014-07-14T16:35:00</meta:print-date>
    <meta:editing-cycles>8</meta:editing-cycles>
    <meta:editing-duration>PT11M20S</meta:editing-duration>
    <meta:generator>LibreOffice/4.1.3.2$Linux_x86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